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656" officeooo:paragraph-rsid="001a66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 Templates Cheat Sheet</text:p>
      <text:p text:style-name="P1"><text:tab/>Infrastructure as Code (IaC) is the process of managing and provisioning computer data centers (eg. Azure) through machine-readable definition files (eg. JSON files) rather than physical hardware configuration or interactive configuration tools. </text:p>
      <text:p text:style-name="P1"><text:tab/><text:tab/>Declarative – You defined exactly what you want, and you get exactly that</text:p>
      <text:p text:style-name="P1"><text:tab/><text:tab/>Imperative – You define what you generally want, and the service will guess what you want </text:p>
      <text:p text:style-name="P1"><text:tab/>ARM templates are JSON files that define azure resources you want to provision and azure services you want to configure. </text:p>
      <text:p text:style-name="P1"><text:tab/>ARM templates are declarative. (you get exactly what you define) </text:p>
      <text:p text:style-name="P1"><text:tab/>An ARM template is made of the following JSON structure: </text:p>
      <text:p text:style-name="P1"><text:tab/><text:tab/>$schema – describes the properties that are available within a template <text:s/></text:p>
      <text:p text:style-name="P1"><text:tab/><text:tab/>contentVersion – the version of the template. You can provide any value for this element</text:p>
      <text:p text:style-name="P1"><text:tab/><text:tab/>apiProfile – Use this value to avoid having to specify API versions for each resource in the template</text:p>
      <text:p text:style-name="P1"><text:tab/><text:tab/>parameters – values you can pass along to your template</text:p>
      <text:p text:style-name="P1"><text:tab/><text:tab/>variables – you transform parameters to resource properties using function expressions</text:p>
      <text:p text:style-name="P1"><text:tab/><text:tab/>functions – User-defined functions available within the template</text:p>
      <text:p text:style-name="P1"><text:tab/><text:tab/>resources – the azure resources you’ll want to deploy or update</text:p>
      <text:p text:style-name="P1"><text:tab/><text:tab/><text:tab/>type – Type of the resource </text:p>
      <text:p text:style-name="P1"><text:tab/><text:tab/><text:tab/>apiVersion – Version of the REST API to use for the resource, Each resource provider published its own API versions</text:p>
      <text:p text:style-name="P1"><text:tab/><text:tab/><text:tab/>name – Name of the resource </text:p>
      <text:p text:style-name="P1"><text:tab/><text:tab/><text:tab/>Location – Most resources have a location property, The region where the resource will be deployed</text:p>
      <text:p text:style-name="P1"><text:tab/><text:tab/><text:tab/>Other Properties – Other properties we can use to configure the resource. Will vary per resource type </text:p>
      <text:p text:style-name="P1"><text:tab/><text:tab/>outputs – values that are returned after deploymen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05:53:10.035850385</meta:creation-date>
    <dc:date>2022-04-02T06:03:17.683897190</dc:date>
    <meta:editing-duration>PT10M8S</meta:editing-duration>
    <meta:editing-cycles>1</meta:editing-cycles>
    <meta:document-statistic meta:table-count="0" meta:image-count="0" meta:object-count="0" meta:page-count="1" meta:paragraph-count="20" meta:word-count="247" meta:character-count="1669" meta:non-whitespace-character-count="1377"/>
    <meta:generator>LibreOffice/6.4.7.2$Linux_X86_64 LibreOffice_project/40$Build-2</meta:generator>
  </office:meta>
</office:document-meta>
</file>